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39pt" officeooo:rsid="0002ae53" officeooo:paragraph-rsid="0002ae53" style:font-size-asian="39pt" style:font-size-complex="39pt"/>
    </style:style>
    <style:style style:name="P2" style:family="paragraph" style:parent-style-name="Standard">
      <style:text-properties fo:font-size="39pt" fo:font-weight="bold" officeooo:rsid="0002ae53" officeooo:paragraph-rsid="0002ae53" style:font-size-asian="39pt" style:font-weight-asian="bold" style:font-size-complex="39pt" style:font-weight-complex="bold"/>
    </style:style>
    <style:style style:name="P3" style:family="paragraph" style:parent-style-name="Standard">
      <style:text-properties fo:font-size="39pt" fo:font-weight="bold" officeooo:rsid="00041a20" officeooo:paragraph-rsid="00041a20" style:font-size-asian="39pt" style:font-weight-asian="bold" style:font-size-complex="39pt" style:font-weight-complex="bold"/>
    </style:style>
    <style:style style:name="P4" style:family="paragraph" style:parent-style-name="Standard">
      <style:text-properties fo:font-size="39pt" officeooo:rsid="0002ae53" officeooo:paragraph-rsid="0002ae53" style:font-size-asian="39pt" style:font-size-complex="39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1a20" style:font-weight-asian="normal" style:font-weight-complex="normal"/>
    </style:style>
    <style:style style:name="T3" style:family="text">
      <style:text-properties officeooo:rsid="00041a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VALUACIÓN</text:p>
      <text:p text:style-name="P1"><text:tab/><text:span text:style-name="T3">Autoevaluado</text:span></text:p>
      <text:p text:style-name="P1"><text:tab/><text:span text:style-name="T3">Retos/Desafíos</text:span></text:p>
      <text:p text:style-name="P1"><text:tab/><text:span text:style-name="T3">Resultado</text:span></text:p>
      <text:p text:style-name="P1"/>
      <text:p text:style-name="P3">A TU ESTILO</text:p>
      <text:p text:style-name="P1"><text:tab/><text:span text:style-name="T3">No solución única</text:span></text:p>
      <text:p text:style-name="P1"><text:tab/><text:span text:style-name="T3">Órden personal</text:span></text:p>
      <text:p text:style-name="P1"><text:tab/><text:span text:style-name="T3">Practica y domina</text:span></text:p>
      <text:p text:style-name="P1"><text:tab/><text:span text:style-name="T3">Creatividad y profundidad</text:span></text:p>
      <text:p text:style-name="P1"/>
      <text:p text:style-name="P3">PORTFOLIO</text:p>
      <text:p text:style-name="P2"><text:tab/><text:span text:style-name="T2">Creación = Mejor resultado</text:span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Tahom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Tahom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21:12:40.017547833</meta:creation-date>
    <dc:date>2017-04-05T19:14:03.424902442</dc:date>
    <meta:editing-duration>PT7M25S</meta:editing-duration>
    <meta:editing-cycles>2</meta:editing-cycles>
    <meta:generator>LibreOffice/5.2.6.2$Linux_X86_64 LibreOffice_project/20m0$Build-2</meta:generator>
    <meta:document-statistic meta:table-count="0" meta:image-count="0" meta:object-count="0" meta:page-count="1" meta:paragraph-count="12" meta:word-count="23" meta:character-count="173" meta:non-whitespace-character-count="152"/>
  </office:meta>
</office:document-meta>
</file>